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7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8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Old Testament</text:span></text:p>
            <text:p text:style-name="P1"><text:span text:style-name="T2">Zechariah 9:9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7" draw:layer="layout" svg:width="25.654cm" svg:height="4.76cm" svg:x="1.27cm" svg:y="0.254cm">
          <draw:text-box>
            <text:p text:style-name="P4"><text:span text:style-name="T3">9</text:span><text:span text:style-name="T4"> </text:span><text:span text:style-name="T5">Rejoice greatly, O daughter of Zion!</text:span></text:p>
            <text:p text:style-name="P5"><text:span text:style-name="T5">Shout aloud, O daughter of Jerusalem!</text:span></text:p>
            <text:p text:style-name="P6"><text:span text:style-name="T5"><text:s text:c="4"/></text:span><text:span text:style-name="T5">behold, your king is coming to you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7" draw:layer="layout" svg:width="25.654cm" svg:height="6.263cm" svg:x="1.27cm" svg:y="0.254cm">
          <draw:text-box>
            <text:p text:style-name="P8"><text:span text:style-name="T5">righteous and having salvation is he, humble and mounted on a donkey on a colt, the foal of a donkey. </text:span><text:span text:style-name="T3">10</text:span><text:span text:style-name="T4"> </text:span><text:span text:style-name="T5">I will cut off the chariot from Ephraim</text:span></text:p>
            <text:p text:style-name="P8"><text:span text:style-name="T5">and the war horse from Jerusalem;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7" draw:layer="layout" svg:width="25.654cm" svg:height="6.263cm" svg:x="1.27cm" svg:y="0.254cm">
          <draw:text-box>
            <text:p text:style-name="P8"><text:span text:style-name="T6">and the battle bow shall be cut off, and he shall speak peace to the nations; his rule shall be from sea to sea, and from the River to the ends of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7" draw:layer="layout" svg:width="25.654cm" svg:height="10.772cm" svg:x="1.27cm" svg:y="0.254cm">
          <draw:text-box>
            <text:p text:style-name="P8"><text:span text:style-name="T3">11</text:span><text:span text:style-name="T4"> </text:span><text:span text:style-name="T5">As for you also, because of the blood of my covenant with you, I will set your prisoners free from the waterless pit. </text:span><text:span text:style-name="T3">12</text:span><text:span text:style-name="T4"> </text:span><text:span text:style-name="T5">Return to your stronghold, O prisoners of hope; today I declare that I will restore</text:span></text:p>
            <text:p text:style-name="P8"><text:span text:style-name="T5">to you doubl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58:08.350000000</meta:creation-date>
    <dc:title>Hymn template</dc:title>
    <meta:editing-duration>PT12M7S</meta:editing-duration>
    <meta:editing-cycles>3</meta:editing-cycles>
    <meta:generator>LibreOffice/4.4.1.2$Windows_x86 LibreOffice_project/45e2de17089c24a1fa810c8f975a7171ba4cd432</meta:generator>
    <meta:initial-creator>Arthur Hoch</meta:initial-creator>
    <dc:date>2015-03-26T20:10:15.596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3-26T19:58:08.007000000"/>
  </office:meta>
</office:document-meta>
</file>